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d2fc"/>
    </style:style>
    <style:style style:name="P2" style:family="paragraph" style:parent-style-name="Standard">
      <style:text-properties officeooo:rsid="001ed2fc" officeooo:paragraph-rsid="001ed2fc"/>
    </style:style>
    <style:style style:name="P3" style:family="paragraph" style:parent-style-name="Standard">
      <style:text-properties officeooo:rsid="004a4630" officeooo:paragraph-rsid="001f8a23"/>
    </style:style>
    <style:style style:name="P4" style:family="paragraph" style:parent-style-name="Standard">
      <style:text-properties fo:font-weight="normal" officeooo:rsid="004a4630" officeooo:paragraph-rsid="001f8a23" style:font-weight-asian="normal" style:font-weight-complex="normal"/>
    </style:style>
    <style:style style:name="P5" style:family="paragraph" style:parent-style-name="Standard">
      <style:text-properties fo:font-weight="bold" officeooo:paragraph-rsid="001f8a23" style:font-weight-asian="bold" style:font-weight-complex="bold"/>
    </style:style>
    <style:style style:name="P6" style:family="paragraph" style:parent-style-name="Standard">
      <style:text-properties officeooo:rsid="0029bf16" officeooo:paragraph-rsid="001f8a23"/>
    </style:style>
    <style:style style:name="P7" style:family="paragraph" style:parent-style-name="Standard">
      <style:text-properties officeooo:rsid="001da79f" officeooo:paragraph-rsid="001f8a23"/>
    </style:style>
    <style:style style:name="P8" style:family="paragraph" style:parent-style-name="Standard">
      <style:text-properties officeooo:rsid="003110d9" officeooo:paragraph-rsid="001f8a23"/>
    </style:style>
    <style:style style:name="P9" style:family="paragraph" style:parent-style-name="Standard">
      <style:text-properties officeooo:rsid="00399d87" officeooo:paragraph-rsid="001f8a23"/>
    </style:style>
    <style:style style:name="P10" style:family="paragraph" style:parent-style-name="Standard">
      <style:text-properties officeooo:paragraph-rsid="001f8a23"/>
    </style:style>
    <style:style style:name="P11" style:family="paragraph" style:parent-style-name="Standard">
      <style:text-properties officeooo:rsid="001f8a23" officeooo:paragraph-rsid="001f8a23"/>
    </style:style>
    <style:style style:name="P12" style:family="paragraph" style:parent-style-name="Standard">
      <style:text-properties officeooo:rsid="0021eb08" officeooo:paragraph-rsid="0021eb08"/>
    </style:style>
    <style:style style:name="P13" style:family="paragraph" style:parent-style-name="Standard">
      <style:text-properties officeooo:rsid="0021eb08" officeooo:paragraph-rsid="002247b3"/>
    </style:style>
    <style:style style:name="P14" style:family="paragraph" style:parent-style-name="Standard">
      <style:text-properties fo:font-weight="bold" officeooo:rsid="001da79f" officeooo:paragraph-rsid="001f8a23"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93942" style:font-weight-asian="bold" style:font-weight-complex="bold"/>
    </style:style>
    <style:style style:name="T3" style:family="text">
      <style:text-properties officeooo:rsid="00490830"/>
    </style:style>
    <style:style style:name="T4" style:family="text">
      <style:text-properties fo:font-weight="normal" style:font-weight-asian="normal" style:font-weight-complex="normal"/>
    </style:style>
    <style:style style:name="T5" style:family="text">
      <style:text-properties fo:font-weight="normal" officeooo:rsid="004f1ea2" style:font-weight-asian="normal" style:font-weight-complex="normal"/>
    </style:style>
    <style:style style:name="T6" style:family="text">
      <style:text-properties fo:font-weight="normal" officeooo:rsid="004a4630" style:font-weight-asian="normal" style:font-weight-complex="normal"/>
    </style:style>
    <style:style style:name="T7" style:family="text">
      <style:text-properties fo:font-weight="normal" officeooo:rsid="0050ee37" style:font-weight-asian="normal" style:font-weight-complex="normal"/>
    </style:style>
    <style:style style:name="T8" style:family="text">
      <style:text-properties fo:font-weight="normal" officeooo:rsid="00495181" style:font-weight-asian="normal" style:font-weight-complex="normal"/>
    </style:style>
    <style:style style:name="T9" style:family="text">
      <style:text-properties officeooo:rsid="0050ee37"/>
    </style:style>
    <style:style style:name="T10" style:family="text">
      <style:text-properties officeooo:rsid="00399d87"/>
    </style:style>
    <style:style style:name="T11" style:family="text">
      <style:text-properties officeooo:rsid="00239c10"/>
    </style:style>
    <style:style style:name="T12" style:family="text">
      <style:text-properties officeooo:rsid="002247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2: Thank you for the opportunity to review the paper by Thomas et al. It's generally a nicely done study that places endophytes in the context of spatial and environmental factors, hosts, and tissue types (wood, leaves). Generally the work is solid and the stats top-quality. Most of my suggestions are cosmetic.<text:line-break/><text:line-break/>- Please try to avoid 'nouns stacked up as modifiers' like this: leaf fungal endophyte amplicon library preparations<text:line-break/><text:line-break/>- Can the description of the FDP be shortened given the existence of previously published information?<text:line-break/><text:line-break/>- Where possible avoid single-sentence paragraphs (as in results)<text:line-break/><text:line-break/>- The results regarding  'Environmental effects on endophyte community composition' are difficult for me to understand/read.<text:line-break/><text:line-break/>- In general the authors do a nice job of not over-inferring causality from the observational study, but occasionally that still comes through (e.g., environmental effects on). I suggest softening the language here and throughout, perhaps to match that used in the text of the preceding paragraph (Host species is the strongest predictor'...).<text:line-break/><text:line-break/>- In general the results are often described more in terms of statistics than biological inference. The authors are terrific biologists, so I would encourage them to read this from the biological perspective and, using their good judgment to not over-infer/overstate biological stories (they're great about this), try to help the average endophyte biologist get to the biology presented here.<text:line-break/><text:line-break/>- The summary comparison could be the first paragraph of the discussion instead of appended on the results.<text:line-break/><text:line-break/>- I'm not a huge fan of the trend to use 'catchy titles with colons' when a scientifically descriptive title might be more effective.<text:line-break/><text:line-break/>- I suggest being a little careful in the discussion to not over-focus on the peculiarities of the FDP or this study in a way that really limits the scope of inference. The hill may be important indeed, but in the absence of a control or other context, does that broaden the study as written? Consider retooling here to help others appreciate and apply your work to improving their own. I also think that getting into neutral factors may be a bit far abroad for the study as presented here.<text:line-break/><text:line-break/>- I wonder if it would be useful for the nested diagram in Fig 1 to be proportional to otu or other measures.<text:line-break/><text:line-break/>- In the upper panel of Fig 5, any reason not to remove the outlier and re-analyze? Ditto with the odd host in Fig 6? (Recentering partially addresses this, but the analysis may be more informative if repeated w/ and w/o that species, with supplements used to good effect).<text:line-break/><text:line-break/>- Interesting that the core mycobiome contains lots of common genera that show up all the time in endophyte studies. Maybe a comment on this?</text:p>
      <text:p text:style-name="P1"/>
      <text:p text:style-name="P13">1 – species-level analysis. We would expect that these would be our players in the <text:span text:style-name="T12">core microbiome. The tendency of some genera to endophytic and/or pathogenic is observed often (Pestalotiopsis, Ep</text:span></text:p>
      <text:p text:style-name="P13"><text:soft-page-break/></text:p>
      <text:p text:style-name="P13"><text:s/></text:p>
      <text:p text:style-name="P12">2 – </text:p>
      <text:p text:style-name="P1"/>
      <text:p text:style-name="P12">We aimed for an approximately species-level approach in our analysis. It’s not a suprise that </text:p>
      <text:p text:style-name="P12"/>
      <text:p text:style-name="P12">The concept of “core” as implied here doesn’t require that a genus appear only with a par</text:p>
      <text:p text:style-name="P12"/>
      <text:p text:style-name="P1">- Throughout, the language could be a little more linear. Nested clauses/etc. are sometimes a bit more prevalent than necessary.<text:line-break/><text:line-break/>- Where possible I think figures could be combined and/or set up in a way to more clearly emphasize the key, generalizable results of the paper. Supplements could be used effectively to focus the paper more.<text:line-break/><text:line-break/>- Overall the paper is nice, and I think the text would benefit from a 'step-back-and-read' to be sure the authors' key points are clear.</text:p>
      <text:p text:style-name="P1"/>
      <text:p text:style-name="P2">Plan now:</text:p>
      <text:p text:style-name="P2"/>
      <text:p text:style-name="P2"/>
      <text:p text:style-name="P2"/>
      <text:p text:style-name="P2">Combine gottaFixes with this.</text:p>
      <text:p text:style-name="P2"/>
      <text:p text:style-name="P2">Save a fourth draft (where is the text?)</text:p>
      <text:p text:style-name="P2"/>
      <text:p text:style-name="P2">Do them. </text:p>
      <text:p text:style-name="P2"/>
      <text:p text:style-name="P2"/>
      <text:p text:style-name="P2"/>
      <text:p text:style-name="P10"><text:line-break/><text:line-break/><text:span text:style-name="T1">I have a few suggestions for how the paper might be edited for clarity, and a couple of statistical points that the authors may wish to consider in a revision: mostly the potentially confounding factors of topography, distance and host identity. I also feel that the authors spent much of the paper reporting their negative results from the whole community analyses.  Negative results are fine, but with 13 figures, I suggest condensing these to the most critical and moving most to supplements.</text:span><text:line-break/></text:p>
      <text:p text:style-name="P10"><text:span text:style-name="T3">Removed.</text:span><text:line-break/></text:p>
      <text:p text:style-name="P11">GottaFix ------------&gt; remove figures, negative results</text:p>
      <text:p text:style-name="P10"/>
      <text:p text:style-name="P10"><text:line-break/><text:span text:style-name="T1">First paragraph is very long.  Could use a topic sentence.</text:span><text:line-break/></text:p>
      <text:p text:style-name="P10"><text:span text:style-name="T11">–------------------GottaFix</text:span><text:line-break/><text:line-break/><text:span text:style-name="T1">Bioinformatics:  Please explain what variance stabilization is.</text:span></text:p>
      <text:p text:style-name="P5"><text:soft-page-break/></text:p>
      <text:p text:style-name="P10"><text:span text:style-name="T2">–---------------GottaFix </text:span><text:span text:style-name="T5">add definition of variance stabilization. </text:span><text:line-break/><text:line-break/><text:span text:style-name="T1">In the Bioinformatics section it's stated that the OTUs were converted to presence/absence.  But then it's stated that data used BC distance index and were Hellinger transformed… Can you please clarify which data were used for which analyses</text:span><text:line-break/></text:p>
      <text:p text:style-name="P6">------------------GottaFix Clarification has been added.</text:p>
      <text:p text:style-name="P10"><text:line-break/><text:span text:style-name="T1">-Trends in numbers of observations parallel patterns in OTU diversity (Fig. 4); if a class of fungi contained a large diversity of OTUs, it also tended to be observed often throughout the study site.<text:line-break/><text:line-break/>            This sentence is awkward and nothing about "occupancy" is shown in figure 4.</text:span><text:line-break/></text:p>
      <text:p text:style-name="P10">--------------------<text:span text:style-name="T9">&gt; <text:s/>GottaFix </text:span><text:span text:style-name="T7">The sentence is removed. </text:span></text:p>
      <text:p text:style-name="P10"/>
      <text:p text:style-name="P14">Better yet, add all of these components to your RDA model and calculate partitioned variance explained when all of these factors are considered together.</text:p>
      <text:p text:style-name="P7"/>
      <text:p text:style-name="P8">GottaFix ---------------------&gt; <text:span text:style-name="T10">reduce language around VarPar and PERMANOVA.</text:span></text:p>
      <text:p text:style-name="P7"/>
      <text:p text:style-name="P9">GottaFix –--------------------&gt; clean up betadispersion check. </text:p>
      <text:p text:style-name="P10"/>
      <text:p text:style-name="P10"><text:line-break/>T<text:span text:style-name="T1">wo things you might want to address:<text:line-break/><text:line-break/>1)    All of the spatial patterns in fungal communities appear to correlate with vegetation (composition, heterogeneity etc.)  Given the reasonably strong host effect found, is it possible that surrounding vegetation is shaping fungal community structure even when host is held constant? Could it be that "core" fungi aren't actually specific to host, but instead to an ecotype?</text:span><text:line-break/></text:p>
      <text:p text:style-name="P10"><text:span text:style-name="T8">There are correlations noted between </text:span><text:span text:style-name="T6">dissimilarity in </text:span></text:p>
      <text:p text:style-name="P10"><text:line-break/><text:span text:style-name="T1">The figures are interesting, but in my opinion there are too many and they can be simplified.  I'd suggest just removing the outliers from the NMDS plots and stating as much in the caption (no need to present the outliers), or just present a discontinuous scale.</text:span></text:p>
      <text:p text:style-name="P5"/>
      <text:p text:style-name="P10"><text:span text:style-name="T4">–------------------------------</text:span><text:span text:style-name="T6">&gt; GottaFix </text:span></text:p>
      <text:p text:style-name="P4"/>
      <text:p text:style-name="P10"><text:span text:style-name="T6">Some figures (______) have been removed from the main manuscript. </text:span><text:line-break/><text:line-break/><text:span text:style-name="T1">I'm guessing that the average Fungal Ecology reader won't be familiar with the presentation of the PCNM vectors.  Please explain this in the figure legend (what do the size of the bubbles represent, what are the values?).</text:span><text:line-break/></text:p>
      <text:p text:style-name="P3">-----------------------&gt; GottaFix</text:p>
      <text:p text:style-name="P3"/>
      <text:p text:style-name="P3">Language around interpretation of PCNM vectors has been ad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3:58:15.992631760</meta:creation-date>
    <dc:date>2018-08-07T17:29:03.363719677</dc:date>
    <meta:editing-duration>P3DT5H32M25S</meta:editing-duration>
    <meta:editing-cycles>4</meta:editing-cycles>
    <meta:generator>LibreOffice/5.1.6.2$Linux_X86_64 LibreOffice_project/10m0$Build-2</meta:generator>
    <meta:document-statistic meta:table-count="0" meta:image-count="0" meta:object-count="0" meta:page-count="3" meta:paragraph-count="30" meta:word-count="1047" meta:character-count="6574" meta:non-whitespace-character-count="5496"/>
  </office:meta>
</office:document-meta>
</file>